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świetlanie widoku mapy</text:p>
      <text:p text:style-name="Standard"/>
      <text:p text:style-name="Standard"><text:tab/>Gotowy obiekt klasy MapView przekazany do metody displayView zawiera wszystkie informacje potrzebne do zaprezentowania użytkownikowi jego położenia na mapie wraz z punktami POI. Zanim jednak użytkownik zobaczy cokolwiek dane zawarte w widoku mapy muszą zostać odwzorowane na odpowiednie elementy graficzne. </text:p>
      <text:p text:style-name="P2">Przeglądarka punktów POI</text:p>
      <text:p text:style-name="Standard"/>
      <text:p text:style-name="P2">Elementy interfejsu graficzne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6T12:14:05.78</meta:creation-date>
    <meta:generator>OpenOffice.org/3.1$Win32 OpenOffice.org_project/310m11$Build-9399</meta:generator>
    <dc:date>2009-07-26T13:11:16.16</dc:date>
    <meta:editing-duration>PT00H57M06S</meta:editing-duration>
    <meta:editing-cycles>9</meta:editing-cycles>
    <meta:document-statistic meta:table-count="0" meta:image-count="0" meta:object-count="0" meta:page-count="3" meta:paragraph-count="4" meta:word-count="49" meta:character-count="387"/>
  </office:meta>
</office:document-meta>
</file>